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" officeooo:paragraph-rsid="00176b0c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6c368" officeooo:paragraph-rsid="0016c368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weight="bold" officeooo:rsid="015f822a" officeooo:paragraph-rsid="00176b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officeooo:rsid="0161ebde" officeooo:paragraph-rsid="00176b0c" fo:background-color="transparen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officeooo:rsid="0161ebde" officeooo:paragraph-rsid="00176b0c" fo:background-color="transparent"/>
    </style:style>
    <style:style style:name="P10" style:family="paragraph" style:parent-style-name="Table_20_Contents">
      <style:paragraph-properties fo:line-height="100%"/>
      <style:text-properties style:font-name="Arial" officeooo:rsid="01c19365" officeooo:paragraph-rsid="00176b0c" fo:background-color="transparen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/>
    </style:style>
    <style:style style:name="P12" style:family="paragraph" style:parent-style-name="Table_20_Contents">
      <style:paragraph-properties fo:line-height="100%"/>
      <style:text-properties style:font-name="Arial" officeooo:rsid="01c0b2ea" officeooo:paragraph-rsid="00176b0c" fo:background-color="transparen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officeooo:rsid="01c0b2ea" officeooo:paragraph-rsid="00176b0c" fo:background-color="transparent"/>
    </style:style>
    <style:style style:name="P14" style:family="paragraph" style:parent-style-name="Table_20_Contents">
      <style:paragraph-properties fo:line-height="100%"/>
      <style:text-properties style:font-name="Arial" officeooo:rsid="01611ce6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officeooo:rsid="01c2f11f" officeooo:paragraph-rsid="00176b0c" fo:background-color="transparent"/>
    </style:style>
    <style:style style:name="P16" style:family="paragraph" style:parent-style-name="Table_20_Contents">
      <style:paragraph-properties fo:line-height="100%"/>
      <style:text-properties style:font-name="Arial" officeooo:rsid="01c2f11f" officeooo:paragraph-rsid="003fe38c" fo:background-color="transparent"/>
    </style:style>
    <style:style style:name="P17" style:family="paragraph" style:parent-style-name="Table_20_Contents">
      <style:paragraph-properties fo:line-height="100%"/>
      <style:text-properties style:font-name="Arial" officeooo:rsid="01c49ab2" officeooo:paragraph-rsid="00176b0c" fo:background-color="transparent"/>
    </style:style>
    <style:style style:name="P18" style:family="paragraph" style:parent-style-name="Table_20_Contents">
      <style:paragraph-properties fo:line-height="100%"/>
      <style:text-properties style:font-name="Arial" officeooo:rsid="001a24e6" officeooo:paragraph-rsid="00176b0c" fo:background-color="transparent"/>
    </style:style>
    <style:style style:name="P19" style:family="paragraph" style:parent-style-name="Table_20_Contents">
      <style:paragraph-properties fo:line-height="100%"/>
      <style:text-properties style:font-name="Arial" officeooo:rsid="001d999a" officeooo:paragraph-rsid="00176b0c" fo:background-color="transparent"/>
    </style:style>
    <style:style style:name="P20" style:family="paragraph" style:parent-style-name="Table_20_Contents">
      <style:paragraph-properties fo:line-height="100%"/>
      <style:text-properties style:font-name="Arial" officeooo:paragraph-rsid="00176b0c" fo:background-color="transparent"/>
    </style:style>
    <style:style style:name="P21" style:family="paragraph" style:parent-style-name="Table_20_Contents">
      <style:paragraph-properties fo:line-height="100%"/>
      <style:text-properties style:font-name="Arial" officeooo:rsid="001b0fd0" officeooo:paragraph-rsid="001b0fd0" fo:background-color="transparen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Arial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3b7f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officeooo:rsid="003cd157" officeooo:paragraph-rsid="003cd1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/>
      <style:text-properties style:font-name="Arial" officeooo:rsid="00239e22" officeooo:paragraph-rsid="00239e22" fo:background-color="transparent"/>
    </style:style>
    <style:style style:name="P32" style:family="paragraph" style:parent-style-name="Table_20_Contents">
      <style:paragraph-properties fo:line-height="100%"/>
      <style:text-properties style:font-name="Arial" officeooo:rsid="00262adf" officeooo:paragraph-rsid="00262adf" fo:background-color="transparent"/>
    </style:style>
    <style:style style:name="P33" style:family="paragraph" style:parent-style-name="Table_20_Contents">
      <style:paragraph-properties fo:line-height="100%"/>
      <style:text-properties style:font-name="Arial" officeooo:rsid="002bb733" officeooo:paragraph-rsid="002bb733" fo:background-color="transparent"/>
    </style:style>
    <style:style style:name="P34" style:family="paragraph" style:parent-style-name="Table_20_Contents">
      <style:paragraph-properties fo:line-height="100%"/>
      <style:text-properties style:font-name="Arial" officeooo:rsid="00336b51" officeooo:paragraph-rsid="003508b2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 fo:text-align="center" style:justify-single-word="false"/>
      <style:text-properties fo:color="#c9211e" loext:opacity="100%"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/>
      <style:text-properties fo:color="#c9211e" loext:opacity="100%" style:font-name="Arial" officeooo:rsid="01c2f11f" officeooo:paragraph-rsid="00176b0c" fo:background-color="transparent"/>
    </style:style>
    <style:style style:name="P3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" fo:font-weight="normal" officeooo:rsid="0132e7cd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/>
      <style:text-properties style:font-name="Arial" officeooo:rsid="01c2f11f" officeooo:paragraph-rsid="00176b0c" fo:background-color="transparent"/>
    </style:style>
    <style:style style:name="P40" style:family="paragraph" style:parent-style-name="Table_20_Contents">
      <style:paragraph-properties fo:line-height="100%"/>
      <style:text-properties style:font-name="Arial" officeooo:rsid="01c2f11f" officeooo:paragraph-rsid="003fe38c" fo:background-color="transparent"/>
    </style:style>
    <style:style style:name="P41" style:family="paragraph" style:parent-style-name="Table_20_Contents">
      <style:paragraph-properties fo:line-height="100%"/>
      <style:text-properties style:font-name="Arial" officeooo:rsid="0043c2ba" officeooo:paragraph-rsid="0043c2ba" fo:background-color="transparen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3c2ba" fo:background-color="transparen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54725" fo:background-color="transparen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3c2ba" fo:background-color="transparen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57380" fo:background-color="transparent"/>
    </style:style>
    <style:style style:name="P46" style:family="paragraph" style:parent-style-name="Table_20_Contents">
      <style:paragraph-properties fo:line-height="100%"/>
      <style:text-properties style:font-name="Arial" officeooo:rsid="0161ebde" officeooo:paragraph-rsid="00176b0c" fo:background-color="transparent"/>
    </style:style>
    <style:style style:name="P47" style:family="paragraph" style:parent-style-name="Table_20_Contents">
      <style:paragraph-properties fo:line-height="100%"/>
      <style:text-properties style:font-name="Arial" officeooo:rsid="00454725" officeooo:paragraph-rsid="00454725" fo:background-color="transparent"/>
    </style:style>
    <style:style style:name="P48" style:family="paragraph" style:parent-style-name="Table_20_Contents">
      <style:paragraph-properties fo:line-height="100%"/>
      <style:text-properties style:font-name="Arial" officeooo:rsid="01c49ab2" officeooo:paragraph-rsid="00176b0c" fo:background-color="transparent"/>
    </style:style>
    <style:style style:name="P49" style:family="paragraph" style:parent-style-name="Table_20_Contents">
      <style:paragraph-properties fo:line-height="100%"/>
      <style:text-properties style:font-name="Arial" officeooo:rsid="00457380" officeooo:paragraph-rsid="00457380" fo:background-color="transparent"/>
    </style:style>
    <style:style style:name="P50" style:family="paragraph" style:parent-style-name="Table_20_Contents">
      <style:paragraph-properties fo:line-height="100%"/>
      <style:text-properties style:font-name="Arial" officeooo:paragraph-rsid="00176b0c" fo:background-color="transparent"/>
    </style:style>
    <style:style style:name="P51" style:family="paragraph" style:parent-style-name="Table_20_Contents">
      <style:paragraph-properties fo:line-height="100%"/>
      <style:text-properties style:font-name="Arial" officeooo:rsid="001bf643" officeooo:paragraph-rsid="00176b0c" fo:background-color="transparen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Arial" officeooo:rsid="00457380" officeooo:paragraph-rsid="0045738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00%"/>
      <style:text-properties style:font-name="Arial" officeooo:rsid="001a24e6" officeooo:paragraph-rsid="00176b0c" fo:background-color="transparent"/>
    </style:style>
    <style:style style:name="P54" style:family="paragraph" style:parent-style-name="Table_20_Contents">
      <style:paragraph-properties fo:line-height="100%"/>
      <style:text-properties officeooo:paragraph-rsid="00176b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32e7cd" style:font-weight-asian="normal" style:font-weight-complex="normal"/>
    </style:style>
    <style:style style:name="T3" style:family="text">
      <style:text-properties fo:font-weight="normal" officeooo:rsid="0023c441" style:font-weight-asian="normal" style:font-weight-complex="normal"/>
    </style:style>
    <style:style style:name="T4" style:family="text">
      <style:text-properties fo:font-weight="normal" officeooo:rsid="0023effb" style:font-weight-asian="normal" style:font-weight-complex="normal"/>
    </style:style>
    <style:style style:name="T5" style:family="text">
      <style:text-properties fo:font-weight="normal" officeooo:rsid="0025bd6d" style:font-weight-asian="normal" style:font-weight-complex="normal"/>
    </style:style>
    <style:style style:name="T6" style:family="text">
      <style:text-properties fo:font-weight="normal" officeooo:rsid="0027c6b3" style:font-weight-asian="normal" style:font-weight-complex="normal"/>
    </style:style>
    <style:style style:name="T7" style:family="text">
      <style:text-properties fo:font-weight="normal" officeooo:rsid="002887ea" style:font-weight-asian="normal" style:font-weight-complex="normal"/>
    </style:style>
    <style:style style:name="T8" style:family="text">
      <style:text-properties fo:font-weight="normal" officeooo:rsid="00297789" style:font-weight-asian="normal" style:font-weight-complex="normal"/>
    </style:style>
    <style:style style:name="T9" style:family="text">
      <style:text-properties fo:font-weight="normal" officeooo:rsid="002b6b58" style:font-weight-asian="normal" style:font-weight-complex="normal"/>
    </style:style>
    <style:style style:name="T10" style:family="text">
      <style:text-properties fo:font-weight="normal" officeooo:rsid="002d9916" style:font-weight-asian="normal" style:font-weight-complex="normal"/>
    </style:style>
    <style:style style:name="T11" style:family="text">
      <style:text-properties fo:font-weight="normal" officeooo:rsid="002eb30d" style:font-weight-asian="normal" style:font-weight-complex="normal"/>
    </style:style>
    <style:style style:name="T12" style:family="text">
      <style:text-properties fo:font-weight="normal" officeooo:rsid="00320798" style:font-weight-asian="normal" style:font-weight-complex="normal"/>
    </style:style>
    <style:style style:name="T13" style:family="text">
      <style:text-properties fo:font-weight="normal" officeooo:rsid="00344235" style:font-weight-asian="normal" style:font-weight-complex="normal"/>
    </style:style>
    <style:style style:name="T14" style:family="text">
      <style:text-properties fo:font-weight="normal" officeooo:rsid="003508b2" style:font-weight-asian="normal" style:font-weight-complex="normal"/>
    </style:style>
    <style:style style:name="T15" style:family="text">
      <style:text-properties fo:font-weight="normal" officeooo:rsid="01d60657" style:font-weight-asian="normal" style:font-weight-complex="normal"/>
    </style:style>
    <style:style style:name="T16" style:family="text">
      <style:text-properties fo:font-weight="normal" officeooo:rsid="00375cb5" style:font-weight-asian="normal" style:font-weight-complex="normal"/>
    </style:style>
    <style:style style:name="T17" style:family="text">
      <style:text-properties fo:font-weight="normal" officeooo:rsid="00394a37" style:font-weight-asian="normal" style:font-weight-complex="normal"/>
    </style:style>
    <style:style style:name="T18" style:family="text">
      <style:text-properties fo:font-weight="normal" officeooo:rsid="003ac8dc" style:font-weight-asian="normal" style:font-weight-complex="normal"/>
    </style:style>
    <style:style style:name="T19" style:family="text">
      <style:text-properties fo:font-weight="normal" officeooo:rsid="003f7625" style:font-weight-asian="normal" style:font-weight-complex="normal"/>
    </style:style>
    <style:style style:name="T20" style:family="text">
      <style:text-properties fo:font-weight="normal" officeooo:rsid="003fe38c" style:font-weight-asian="normal" style:font-weight-complex="normal"/>
    </style:style>
    <style:style style:name="T21" style:family="text">
      <style:text-properties officeooo:rsid="001b0fd0"/>
    </style:style>
    <style:style style:name="T22" style:family="text">
      <style:text-properties officeooo:rsid="001c7dcf"/>
    </style:style>
    <style:style style:name="T23" style:family="text">
      <style:text-properties officeooo:rsid="001da468"/>
    </style:style>
    <style:style style:name="T24" style:family="text">
      <style:text-properties officeooo:rsid="001e654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e654e" style:font-weight-asian="bold" style:font-weight-complex="bold"/>
    </style:style>
    <style:style style:name="T27" style:family="text">
      <style:text-properties fo:font-weight="bold" officeooo:rsid="001c7dcf" style:font-weight-asian="bold" style:font-weight-complex="bold"/>
    </style:style>
    <style:style style:name="T28" style:family="text">
      <style:text-properties fo:font-weight="bold" officeooo:rsid="001b0fd0" style:font-weight-asian="bold" style:font-weight-complex="bold"/>
    </style:style>
    <style:style style:name="T29" style:family="text">
      <style:text-properties fo:font-weight="bold" officeooo:rsid="0023effb" style:font-weight-asian="bold" style:font-weight-complex="bold"/>
    </style:style>
    <style:style style:name="T30" style:family="text">
      <style:text-properties fo:font-weight="bold" officeooo:rsid="0027c6b3" style:font-weight-asian="bold" style:font-weight-complex="bold"/>
    </style:style>
    <style:style style:name="T31" style:family="text">
      <style:text-properties fo:font-weight="bold" officeooo:rsid="002887ea" style:font-weight-asian="bold" style:font-weight-complex="bold"/>
    </style:style>
    <style:style style:name="T32" style:family="text">
      <style:text-properties fo:font-weight="bold" officeooo:rsid="002eb30d" style:font-weight-asian="bold" style:font-weight-complex="bold"/>
    </style:style>
    <style:style style:name="T33" style:family="text">
      <style:text-properties fo:font-weight="bold" officeooo:rsid="00320798" style:font-weight-asian="bold" style:font-weight-complex="bold"/>
    </style:style>
    <style:style style:name="T34" style:family="text">
      <style:text-properties fo:font-weight="bold" officeooo:rsid="00344235" style:font-weight-asian="bold" style:font-weight-complex="bold"/>
    </style:style>
    <style:style style:name="T35" style:family="text">
      <style:text-properties fo:font-weight="bold" officeooo:rsid="003508b2" style:font-weight-asian="bold" style:font-weight-complex="bold"/>
    </style:style>
    <style:style style:name="T36" style:family="text">
      <style:text-properties fo:font-weight="bold" officeooo:rsid="0036f94b" style:font-weight-asian="bold" style:font-weight-complex="bold"/>
    </style:style>
    <style:style style:name="T37" style:family="text">
      <style:text-properties fo:font-weight="bold" officeooo:rsid="00375cb5" style:font-weight-asian="bold" style:font-weight-complex="bold"/>
    </style:style>
    <style:style style:name="T38" style:family="text">
      <style:text-properties fo:font-weight="bold" officeooo:rsid="00394a37" style:font-weight-asian="bold" style:font-weight-complex="bold"/>
    </style:style>
    <style:style style:name="T39" style:family="text">
      <style:text-properties fo:font-weight="bold" officeooo:rsid="003ac8dc" style:font-weight-asian="bold" style:font-weight-complex="bold"/>
    </style:style>
    <style:style style:name="T40" style:family="text">
      <style:text-properties fo:font-weight="bold" officeooo:rsid="003f387e" style:font-weight-asian="bold" style:font-weight-complex="bold"/>
    </style:style>
    <style:style style:name="T41" style:family="text">
      <style:text-properties fo:font-weight="bold" officeooo:rsid="003fe38c" style:font-weight-asian="bold" style:font-weight-complex="bold"/>
    </style:style>
    <style:style style:name="T42" style:family="text">
      <style:text-properties fo:font-weight="bold" officeooo:rsid="00402c83" style:font-weight-asian="bold" style:font-weight-complex="bold"/>
    </style:style>
    <style:style style:name="T43" style:family="text">
      <style:text-properties officeooo:rsid="0020c29b"/>
    </style:style>
    <style:style style:name="T44" style:family="text">
      <style:text-properties officeooo:rsid="00212a49"/>
    </style:style>
    <style:style style:name="T45" style:family="text">
      <style:text-properties officeooo:rsid="00344235"/>
    </style:style>
    <style:style style:name="T4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4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  <style:style style:name="T4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94a37" style:font-size-asian="12pt" style:font-style-asian="normal" style:font-weight-asian="normal" style:font-size-complex="12pt" style:font-weight-complex="normal" style:text-emphasize="none"/>
    </style:style>
    <style:style style:name="T4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c8dc" style:font-size-asian="12pt" style:font-style-asian="normal" style:font-weight-asian="normal" style:font-size-complex="12pt" style:font-weight-complex="normal" style:text-emphasize="none"/>
    </style:style>
    <style:style style:name="T50" style:family="text">
      <style:text-properties officeooo:rsid="0036f94b"/>
    </style:style>
    <style:style style:name="T51" style:family="text">
      <style:text-properties officeooo:rsid="00375cb5"/>
    </style:style>
    <style:style style:name="T52" style:family="text">
      <style:text-properties officeooo:rsid="00394a37"/>
    </style:style>
    <style:style style:name="T53" style:family="text">
      <style:text-properties officeooo:rsid="003ac8dc"/>
    </style:style>
    <style:style style:name="T54" style:family="text">
      <style:text-properties officeooo:rsid="003cd157"/>
    </style:style>
    <style:style style:name="T55" style:family="text">
      <style:text-properties officeooo:rsid="003e4fe9"/>
    </style:style>
    <style:style style:name="T56" style:family="text">
      <style:text-properties officeooo:rsid="003f387e"/>
    </style:style>
    <style:style style:name="T57" style:family="text">
      <style:text-properties officeooo:rsid="003fe38c"/>
    </style:style>
    <style:style style:name="T58" style:family="text">
      <style:text-properties style:font-name="Arial" officeooo:rsid="01c2f11f" fo:background-color="transparent" loext:char-shading-value="0"/>
    </style:style>
    <style:style style:name="T59" style:family="text">
      <style:text-properties style:font-name="Arial" fo:font-weight="bold" officeooo:rsid="0043c2ba" fo:background-color="transparent" loext:char-shading-value="0" style:font-weight-asian="bold" style:font-weight-complex="bold"/>
    </style:style>
    <style:style style:name="T60" style:family="text">
      <style:text-properties style:font-name="Arial" fo:font-weight="bold" officeooo:rsid="01c2f11f" fo:background-color="transparent" loext:char-shading-value="0" style:font-weight-asian="bold" style:font-weight-complex="bold"/>
    </style:style>
    <style:style style:name="T61" style:family="text">
      <style:text-properties style:font-name="Arial1" fo:font-size="12pt" fo:font-style="normal" fo:font-weight="normal" officeooo:rsid="01db9e31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62" style:family="text">
      <style:text-properties style:font-name="Arial1" fo:font-size="12pt" fo:font-style="normal" fo:font-weight="normal" officeooo:rsid="01dd90d7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63" style:family="text">
      <style:text-properties style:font-name="Arial1" fo:font-weight="normal" officeooo:rsid="01c82d78" style:font-weight-asian="normal" style:font-weight-complex="normal"/>
    </style:style>
    <style:style style:name="T64" style:family="text">
      <style:text-properties style:font-name="Arial1" fo:font-weight="normal" officeooo:rsid="01c8b305" style:font-weight-asian="normal" style:font-weight-complex="normal"/>
    </style:style>
    <style:style style:name="T65" style:family="text">
      <style:text-properties style:font-name="Arial1" fo:font-weight="normal" officeooo:rsid="01611ce6" style:font-weight-asian="normal" style:font-weight-complex="normal"/>
    </style:style>
    <style:style style:name="T66" style:family="text">
      <style:text-properties style:font-name="Arial1" fo:font-weight="normal" officeooo:rsid="01cfb5bc" style:font-weight-asian="normal" style:font-weight-complex="normal"/>
    </style:style>
    <style:style style:name="T67" style:family="text">
      <style:text-properties style:font-name="Arial1" fo:font-weight="normal" officeooo:rsid="01ccf6c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338166371984">
          <table:table-cell table:style-name="Tabela2.A1" office:value-type="string">
            <text:p text:style-name="P6">Variáveis</text:p>
          </table:table-cell>
          <table:table-cell table:style-name="Tabela2.A1" office:value-type="string">
            <text:p text:style-name="P7">Descrição</text:p>
          </table:table-cell>
          <table:table-cell table:style-name="Tabela2.C1" office:value-type="string">
            <text:p text:style-name="P5">Tipo</text:p>
          </table:table-cell>
        </table:table-row>
        <table:table-row table:style-name="TableLine94338166432832">
          <table:table-cell table:style-name="Tabela2.A2" office:value-type="string">
            <text:p text:style-name="P22">Aprovação dos empresários</text:p>
          </table:table-cell>
          <table:table-cell table:style-name="Tabela2.A2" office:value-type="string">
            <text:p text:style-name="P21">Esse índice mede o quanto os <text:span text:style-name="T25">empresários</text:span> de todos os setores da economia estão satisfeitos com a sua gestão. Medidas liberais costumam agradá-los, enquanto que aumento de <text:span text:style-name="T26">Impostos</text:span> e <text:span text:style-name="T26">G</text:span><text:span text:style-name="T25">astos </text:span><text:span text:style-name="T26">G</text:span><text:span text:style-name="T25">overnamentais</text:span> podem desagradá-los. <text:span text:style-name="T22">A percepção geral </text:span><text:span text:style-name="T23">desse grupo </text:span><text:span text:style-name="T22">indica que ter o Estado como concorrente não configura um ambiente bom para os negócios, mesmo que seja para um serviço essencial, porém o investimento em </text:span><text:span text:style-name="T26">I</text:span><text:span text:style-name="T27">nfraestrutura</text:span><text:span text:style-name="T22"> ajuda no crescimento de diversos serviços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1568">
          <table:table-cell table:style-name="Tabela2.A2" office:value-type="string">
            <text:p text:style-name="P22">Aprovação dos trabalhadores</text:p>
          </table:table-cell>
          <table:table-cell table:style-name="Tabela2.A2" office:value-type="string">
            <text:p text:style-name="P10">Esse índice mede o quanto <text:span text:style-name="T21">a </text:span><text:span text:style-name="T28">classe trabalhadora</text:span><text:span text:style-name="T21"> está satisfeita com a sua gestão. </text:span><text:span text:style-name="T28">Transferências</text:span><text:span text:style-name="T21"> </text:span><text:span text:style-name="T26">(Investimento Social)</text:span><text:span text:style-name="T24"> </text:span><text:span text:style-name="T21">e medidas que melhoram a qualidade de vida da população costumam agradá-los, enquanto que aumento de </text:span><text:span text:style-name="T26">I</text:span><text:span text:style-name="T28">mpostos</text:span><text:span text:style-name="T21"> e </text:span><text:span text:style-name="T26">I</text:span><text:span text:style-name="T28">nflação</text:span><text:span text:style-name="T21"> pode desagradá-los. </text:span><text:span text:style-name="T22">Em geral, a p</text:span><text:span text:style-name="T24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2384">
          <table:table-cell table:style-name="Tabela2.A2" office:value-type="string">
            <text:p text:style-name="P22">Aprovação do estado</text:p>
          </table:table-cell>
          <table:table-cell table:style-name="Tabela2.A2" office:value-type="string">
            <text:p text:style-name="P21">Esse índice mede o quanto os <text:span text:style-name="T25">agentes </text:span><text:span text:style-name="T26">públicos</text:span> estão satisfeitos com a sua gestão. Aumento de <text:span text:style-name="T26">G</text:span><text:span text:style-name="T25">astos </text:span><text:span text:style-name="T26">G</text:span><text:span text:style-name="T25">overnamentais</text:span> e arrecadação costumam agradá-los, enquanto que o corte de <text:span text:style-name="T24">investimento governamental</text:span> e arrecadação pode desagradá-los. <text:span text:style-name="T43">Em geral, esse grupo entende que o Estado deve prestar serviços para melhorar a qualidade da população e os agentes do estado precisam ser bem remunerados para </text:span><text:span text:style-name="T44">atrair</text:span><text:span text:style-name="T43"> interesse dos mais capacitados </text:span><text:span text:style-name="T44">para a categoria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3248">
          <table:table-cell table:style-name="Tabela2.A2" office:value-type="string">
            <text:p text:style-name="P22">Desemprego</text:p>
          </table:table-cell>
          <table:table-cell table:style-name="Tabela2.A2" office:value-type="string">
            <text:p text:style-name="P31">A <text:span text:style-name="T29">T</text:span><text:span text:style-name="T25">axa de </text:span><text:span text:style-name="T29">D</text:span><text:span text:style-name="T25">esemprego</text:span> possui uma taxa base (7%) e uma variação inversamente proporcional a variação do <text:span text:style-name="T25">PIB</text:span>, ou seja, quanto maior a produção, menor o <text:span text:style-name="T25">Desemprego </text:span><text:span text:style-name="T4">e vice-versa</text:span><text:span text:style-name="T1">. </text:span><text:span text:style-name="T3">Essa variação será apresentada mensalmente para análise e ao fim do ano será feita uma comparação. </text:span><text:span text:style-name="T1">A simulação padrão explica como o PIB está relacionado ao aumento ou redução de postos de trabalho, </text:span><text:span text:style-name="T4">entretanto</text:span><text:span text:style-name="T1"> alterações nos cálculos de variação</text:span><text:span text:style-name="T4"> e na base do ano anterior</text:span><text:span text:style-name="T1"> podem </text:span><text:soft-page-break/><text:span text:style-name="T4">ser</text:span><text:span text:style-name="T1"> feitas para simular situações de crises extremas.<text:line-break/><text:line-break/></text:span><text:span text:style-name="T5">Fórmula</text:span><text:span text:style-name="T1">: </text:span><text:span text:style-name="T3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4224">
          <table:table-cell table:style-name="Tabela2.A2" office:value-type="string">
            <text:p text:style-name="P22">Investimento em títulos</text:p>
          </table:table-cell>
          <table:table-cell table:style-name="Tabela2.A2" office:value-type="string">
            <text:p text:style-name="P32"><text:span text:style-name="T1">Representa o percentual </text:span><text:span text:style-name="T6">de</text:span><text:span text:style-name="T1"> alocação de recursos da população e empesas investida em </text:span><text:span text:style-name="T25">Títulos Públicos</text:span><text:span text:style-name="T1">. O governo utiliza esse mecanismo como uma forma de financiamento (ver </text:span><text:span text:style-name="T25">Arrecadação Mensal em Títulos</text:span><text:span text:style-name="T1">) e, às vezes, controle de dinheiro na economia. Quanto maior o </text:span><text:span text:style-name="T7">a </text:span><text:span text:style-name="T31">Taxa de Juros</text:span><text:span text:style-name="T1">, </text:span><text:span text:style-name="T7">maior o investimento em títulos e </text:span><text:span text:style-name="T1">menos dinheiro está disponível para investimento privado (ver </text:span><text:span text:style-name="T25">Investimento (realizado</text:span><text:span text:style-name="T1">) </text:span><text:span text:style-name="T6">e</text:span><text:span text:style-name="T30"> Investimento (potencial)</text:span><text:span text:style-name="T1">). </text:span><text:span text:style-name="T6">O cálculo é simplificado para representar o interesse do setor privado em alocar recursos em títulos, porém é possível utiliza parâmetros diferentes para representar momentos distintos nesse investimento. </text:span><text:span text:style-name="T7">A </text:span><text:span text:style-name="T31">Eficácia Marginal do Capital (E</text:span><text:span text:style-name="T38">Mg</text:span><text:span text:style-name="T31">K)</text:span><text:span text:style-name="T7"> também é considerada para o cálculo.</text:span><text:span text:style-name="T6"><text:line-break/><text:line-break/></text:span><text:span text:style-name="T7">Fórmula: IT = r – EFMK<text:line-break/><text:line-break/></text:span><text:span text:style-name="T8">IT = Investimento em Títulos<text:line-break/>r = Taxa de Juros<text:line-break/>EFMK = Eficácia Marginal do Capital<text:line-break/><text:line-break/>Obs: </text:span><text:span text:style-name="T9">Caso IT seja negativo, o valor assumido é 0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ela2.7">
          <table:table-cell table:style-name="Tabela2.A2" office:value-type="string">
            <text:p text:style-name="P35"><text:span text:style-name="T2">T</text:span><text:span text:style-name="T1">axa de juros</text:span></text:p>
          </table:table-cell>
          <table:table-cell table:style-name="Tabela2.A2" office:value-type="string">
            <text:p text:style-name="P33">Representa o percentual de juros pago pelo governo no <text:span text:style-name="T25">Investimento em Títulos.</text:span><text:span text:style-name="T1"> </text:span><text:span text:style-name="T10">Esse é índice é controlado pelo próprio Ministro da Economia (você mesmo). </text:span><text:span text:style-name="T11">Quanto maior for esse valor, mais atrativo vai ficar o investimento em títulos públicos e o </text:span><text:span text:style-name="T32">Investimento (realizado)</text:span><text:span text:style-name="T11"> cai. </text:span><text:span text:style-name="T12">A </text:span><text:span text:style-name="T33">Dívida Interna </text:span><text:span text:style-name="T12">também depende desse valor para ser calculada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6448">
          <table:table-cell table:style-name="Tabela2.A2" office:value-type="string">
            <text:p text:style-name="P22">Eficácia marginal do capital (E<text:span text:style-name="T52">Mg</text:span>K)</text:p>
          </table:table-cell>
          <table:table-cell table:style-name="Tabela2.A2" office:value-type="string">
            <text:p text:style-name="P34">Representa o <text:span text:style-name="T45">percentual de</text:span> lucro médio de todas as empresas. Na prática, esse índice faz oposição a <text:span text:style-name="T25">Taxa de Juros</text:span><text:span text:style-name="T1"> </text:span><text:span text:style-name="T13">no cálculo do </text:span><text:span text:style-name="T34">Investimento em Títulos</text:span><text:span text:style-name="T13">, ou seja, quanto maior ele, menor será o investimento em títulos públicos. O índice possui um valor-base </text:span><text:soft-page-break/><text:span text:style-name="T13">de </text:span><text:span text:style-name="T18">(0,075)</text:span><text:span text:style-name="T13"> 7,5% como um cenário de médio poder de compra da população. </text:span><text:span text:style-name="T34">Transferências</text:span><text:span text:style-name="T13"> influenciam esse </text:span><text:span text:style-name="T14">valor, pois podem aquecer a economia aumentando o poder de compra médio da população num curto prazo. Ou seja, quanto maiores as </text:span><text:span text:style-name="T35">Transferências</text:span><text:span text:style-name="T14">, maior </text:span><text:span text:style-name="T13">o </text:span><text:span text:style-name="T14">potencial lucro médio dos empreendimentos.</text:span><text:span text:style-name="T13"><text:line-break/><text:line-break/>Fórmula: E</text:span><text:span text:style-name="T17">Mg</text:span><text:span text:style-name="T13">K = (TAB / </text:span><text:span text:style-name="T46">1000000000) + </text:span><text:span text:style-name="T49">0,0</text:span><text:span text:style-name="T46">75<text:line-break/><text:line-break/>E</text:span><text:span text:style-name="T48">Mg</text:span><text:span text:style-name="T46">K = Eficácia Marginal do Capital<text:line-break/>TAB = Transferências Totais do Ano Anterior<text:line-break/><text:line-break/></text:span><text:span text:style-name="T47">Obs: o valor dividindo TAB é definido a partir da escala monetária da simulação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7376">
          <table:table-cell table:style-name="Tabela2.A2" office:value-type="string">
            <text:p text:style-name="P23">Inflação de demanda</text:p>
          </table:table-cell>
          <table:table-cell table:style-name="Tabela2.A2" office:value-type="string">
            <text:p text:style-name="P8">Representa a diferença entre a média percentual de transferências mensais do ano anterior e a média percentual de investimento realizado do ano anterior, somando ao final pela constante base 0,015 (1,5%). Ou seja, <text:span text:style-name="T50">aqui</text:span> é <text:span text:style-name="T55">calculada a variação d</text:span>o aumento de <text:span text:style-name="T36">I</text:span><text:span text:style-name="T25">nvestimentos </text:span><text:span text:style-name="T36">(realizados)</text:span> e <text:span text:style-name="T36">T</text:span><text:span text:style-name="T25">ransferências</text:span>, se investimentos aumentaram mais, então a produção cresceu e temos uma redução do custo por produto comprado, mas se as transferências aumentaram mais temos uma oferta de moeda maior, logo os preços do produto sobe.</text:p>
            <text:p text:style-name="P8">A lei de oferta e demanda é representada nesse cálculo, porém simplificada a existência de apenas 1 produto. <text:span text:style-name="T51">O valor apresentado aqui é a média de </text:span><text:span text:style-name="T37">Inflação de Demanda</text:span><text:span text:style-name="T51"> do ano corrente.</text:span><text:line-break/><text:line-break/><text:span text:style-name="T53">Fórmula: </text:span><text:span text:style-name="T15">IfD = ((((ILB - (IL * 12)) / IL) / 12) - (((TAB - (TA * 12)) / TA) / 12)) + 0,015<text:line-break/><text:line-break/></text:span><text:span text:style-name="T16">IfD = Inflação de Demanda<text:line-break/>ILB = Investimento realizado base<text:line-break/>IL = Investimento realizado<text:line-break/>TAB = Transferências Totais do Ano Anterior<text:line-break/>TA = Transferências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8272">
          <table:table-cell table:style-name="Tabela2.A2" office:value-type="string">
            <text:p text:style-name="P36">Inflação de custo</text:p>
          </table:table-cell>
          <table:table-cell table:style-name="Tabela2.A2" office:value-type="string">
            <text:p text:style-name="P37">Representa a diferença entre o <text:span text:style-name="T39">I</text:span><text:span text:style-name="T25">mposto de </text:span><text:span text:style-name="T39">R</text:span><text:span text:style-name="T25">enda</text:span> atual (IR) e o do mês anterior, somando pela constante base 0,015 (1,5%). Ou seja, o aumento do IR provoca uma <text:span text:style-name="T39">I</text:span><text:span text:style-name="T25">nflação de </text:span><text:span text:style-name="T39">C</text:span><text:span text:style-name="T25">usto</text:span>, tornando o produto mais caro ao consumidor e o contrário também é válido, caso o IR seja reduzido o preço do produto também recua.<text:line-break/><text:soft-page-break/><text:line-break/><text:span text:style-name="T53">Fórmula: </text:span>IfC = (IR - IRB) + 0,015<text:line-break/><text:line-break/><text:span text:style-name="T53">IfC = Inflação de Custo<text:line-break/>IR = Imposto de Renda<text:line-break/></text:span><text:span text:style-name="T54">IRB = Imposto de Renda Base (mês anterior)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9248">
          <table:table-cell table:style-name="Tabela2.A2" office:value-type="string">
            <text:p text:style-name="P23">Inflação total</text:p>
          </table:table-cell>
          <table:table-cell table:style-name="Tabela2.A2" office:value-type="string">
            <text:p text:style-name="P12">Representa o percentual de <text:span text:style-name="T53">I</text:span>nflação <text:span text:style-name="T53">T</text:span>otal, ou seja, a soma da <text:span text:style-name="T39">I</text:span><text:span text:style-name="T25">nflação de </text:span><text:span text:style-name="T39">C</text:span><text:span text:style-name="T25">usto</text:span> e <text:span text:style-name="T39">I</text:span><text:span text:style-name="T25">nflação de </text:span><text:span text:style-name="T39">D</text:span><text:span text:style-name="T25">emanda</text:span>.<text:line-break/><text:line-break/><text:span text:style-name="T53">Fórmula: IfT = IfC + IfD<text:line-break/><text:line-break/>IfT = Inflação Total<text:line-break/>IfC = Inflação de Custo<text:line-break/>IfD = Inflação de Demanda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94338166584960">
          <table:table-cell table:style-name="Tabela2.A2" office:value-type="string">
            <text:p text:style-name="P30">Imposto de Renda (IR)</text:p>
          </table:table-cell>
          <table:table-cell table:style-name="Tabela2.A2" office:value-type="string">
            <text:p text:style-name="P16">Representa o percentual <text:span text:style-name="T57">dos ganhos</text:span> que cada indivíduo repassa ao governo <text:span text:style-name="T56">na forma de impostos, </text:span><text:span text:style-name="T57">bem como é a principal forma pelo qual o governo financia a si mesmo. </text:span>O usuário do simulador pode alterar esse valor e observar os resultados. </text:p>
            <text:p text:style-name="P16"><text:span text:style-name="T56">Esse percentual influencia o impacto dos </text:span><text:span text:style-name="T40">Investimentos </text:span><text:span text:style-name="T42">e Gastos Governamentais</text:span><text:span text:style-name="T56"> no </text:span><text:span text:style-name="T40">PIB </text:span><text:span text:style-name="T19">a partir do cálculo</text:span><text:span text:style-name="T20"> do multiplicador da variação do produto. Em suma, quanto maior o </text:span><text:span text:style-name="T41">IR</text:span><text:span text:style-name="T20">, menor o </text:span><text:span text:style-name="T41">Multiplicador</text:span><text:span text:style-name="T20"> </text:span><text:span text:style-name="T41">(K)</text:span><text:span text:style-name="T20">.</text:span></text:p>
          </table:table-cell>
          <table:table-cell table:style-name="Tabela2.C2" office:value-type="string">
            <text:p text:style-name="P44">Índices</text:p>
          </table:table-cell>
        </table:table-row>
        <table:table-row table:style-name="TableLine94338166584960">
          <table:table-cell table:style-name="Tabela2.A2" office:value-type="string">
            <text:p text:style-name="P52">Multiplicador (K)</text:p>
          </table:table-cell>
          <table:table-cell table:style-name="Tabela2.A2" office:value-type="string">
            <text:p text:style-name="P16">KSI = 1 / (1 - PMgC)</text:p>
            <text:p text:style-name="P16">KCI = 1 / (1 - PMgC) * (1 – IR)</text:p>
            <text:p text:style-name="P16"/>
            <text:p text:style-name="P16">Representam o multiplicador dos investimentos e gastos governamentais na renta total (Y) em forma de consumo (C). São definidos a partir do inverso da propensão marginal a consumir (PMgC), ou seja, quanto maior a PMgC maior o multiplicador. Porém, no caso do KCI, o imposto de renda (IR) está reduzindo o multiplicador, representando o efeito de diminuição do consumo. </text:p>
            <text:p text:style-name="P16">Foram utilizados dois indicadores para facilitar a representação da diferença entre o consumo sem imposto de renda e com importo de renda.</text:p>
          </table:table-cell>
          <table:table-cell table:style-name="Tabela2.C2" office:value-type="string">
            <text:p text:style-name="P45">Índices</text:p>
          </table:table-cell>
        </table:table-row>
        <table:table-row table:style-name="TableLine94338166590928">
          <table:table-cell table:style-name="Tabela2.A2" office:value-type="string">
            <text:p text:style-name="P28">PIB</text:p>
          </table:table-cell>
          <table:table-cell table:style-name="Tabela2.A2" office:value-type="string">
            <text:p text:style-name="P54"><text:span text:style-name="T58">Representa soma de todos os bens e serviços finais que foram produzidos durante determinado período. É a resultante da soma entre </text:span><text:span text:style-name="T59">C</text:span><text:span text:style-name="T60">onsumo (C)</text:span><text:span text:style-name="T58">, </text:span><text:span text:style-name="T59">I</text:span><text:span text:style-name="T60">nvestimento </text:span><text:span text:style-name="T59">R</text:span><text:span text:style-name="T60">ealizado (IL) </text:span><text:span text:style-name="T58">e </text:span><text:span text:style-name="T59">G</text:span><text:span text:style-name="T60">astos </text:span><text:span text:style-name="T59">G</text:span><text:span text:style-name="T60">overnamentais (G)</text:span><text:span text:style-name="T58">.</text:span></text:p>
            <text:p text:style-name="P39"/>
            <text:p text:style-name="P41">Fórmula: Y = C + IL + G<text:line-break/><text:line-break/><text:soft-page-break/>Y = Produto Interno Bruto</text:p>
            <text:p text:style-name="P41">C = Consumo</text:p>
            <text:p text:style-name="P41">IL = Investimento Realizado</text:p>
            <text:p text:style-name="P41">G = Gastos Governamentais</text:p>
            <text:p text:style-name="P41"/>
            <text:p text:style-name="P41">Basicamente, o seu objetivo como Ministro é promover o crescimento econômico a partir do aumento do <text:span text:style-name="T25">PIB</text:span>.</text:p>
          </table:table-cell>
          <table:table-cell table:style-name="Tabela2.C2" office:value-type="string">
            <text:p text:style-name="P42">Finanças</text:p>
          </table:table-cell>
        </table:table-row>
        <table:table-row table:style-name="TableLine94338166591904">
          <table:table-cell table:style-name="Tabela2.A2" office:value-type="string">
            <text:p text:style-name="P29">Renda Disponível</text:p>
          </table:table-cell>
          <table:table-cell table:style-name="Tabela2.A2" office:value-type="string">
            <text:p text:style-name="P8">Representa a quantidade de renda alocada em consumo e investimentos. É calculada com Y subtraindo impostos (I) e somando as transferências (TA). Pode ser utilizada para efeitos comparativos com a variação de Y, C e IL.</text:p>
            <text:p text:style-name="P8"/>
            <text:p text:style-name="P47">Fórmula: <text:span text:style-name="T61">YD = </text:span><text:span text:style-name="T62">Y - I + TA</text:span>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2880">
          <table:table-cell table:style-name="Tabela2.A2" office:value-type="string">
            <text:p text:style-name="P29">Consumo</text:p>
          </table:table-cell>
          <table:table-cell table:style-name="Tabela2.A2" office:value-type="string">
            <text:p text:style-name="P8">Representa a soma entre o investimento realizado e gastos governamentais, ambos multiplicados pelo KCI – 1. Tornando-se o resultado no aumento da renda geral (Y) a partir do investimento privado e gasto público.</text:p>
            <text:p text:style-name="P8"/>
            <text:p text:style-name="P47">Fórmula: <text:span text:style-name="T63">C </text:span><text:span text:style-name="T64">= (IL * (</text:span><text:span text:style-name="T65">KCI</text:span><text:span text:style-name="T64"> - 1)) + (G * (</text:span><text:span text:style-name="T65">KCI</text:span><text:span text:style-name="T64"> - 1))</text:span>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3856">
          <table:table-cell table:style-name="Tabela2.A2" office:value-type="string">
            <text:p text:style-name="P29">Investimento (potencial)</text:p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4832">
          <table:table-cell table:style-name="Tabela2.A2" office:value-type="string">
            <text:p text:style-name="P29">Investimento (realizado)</text:p>
          </table:table-cell>
          <table:table-cell table:style-name="Tabela2.A2" office:value-type="string">
            <text:p text:style-name="P17">Representam os valores de alocação de renda em investimentos. O investimento potencial (IP) é definido a partir do tamanho da economia, ele é alterado na proporção do aumento da renda total (Y) ao fim do ano. O investimento realizado (IL) é obtido multiplicando o IP por (1 - IT), ou seja, quanto mais investimento em títulos menos investimento gerando renda.</text:p>
            <text:p text:style-name="P17"/>
            <text:p text:style-name="P47">Fórmula: <text:span text:style-name="T66">IL = IP * (1 - IT)</text:span>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6080">
          <table:table-cell table:style-name="Tabela2.A2" office:value-type="string">
            <text:p text:style-name="P29">Arrecadação em Impostos</text:p>
          </table:table-cell>
          <table:table-cell table:style-name="Tabela2.A2" office:value-type="string">
            <text:p text:style-name="P39">Representa a arrecadação de impostos do governo. A diferença entre o multiplicador keynesiano com e sem impostos multiplicando o investimento realizado.</text:p>
            <text:p text:style-name="P39"/>
            <text:p text:style-name="P47">Fórmula: <text:span text:style-name="T67">I = IL * (KSI - KCI)</text:span>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7056">
          <table:table-cell table:style-name="Tabela2.A2" office:value-type="string">
            <text:p text:style-name="P29">Arrecadação em Títulos</text:p>
          </table:table-cell>
          <table:table-cell table:style-name="Tabela2.A2" office:value-type="string">
            <text:p text:style-name="P39">Representa o percentual da renda que são retirados dos investimentos (I) e vão para a compra de títulos, ou seja, quanto maior a taxa de juros base (r), mais investidores comprarão títulos devido ao valor mais atrativo e ausência de riscos.</text:p>
            <text:p text:style-name="P39"/>
            <text:p text:style-name="P49">Fórmula: IT = 5 * (r - EMgK)</text:p>
          </table:table-cell>
          <table:table-cell table:style-name="Tabela2.C2" office:value-type="string">
            <text:p text:style-name="P43">Finanças</text:p>
          </table:table-cell>
        </table:table-row>
        <text:soft-page-break/>
        <table:table-row table:style-name="TableLine94338166598032">
          <table:table-cell table:style-name="Tabela2.A2" office:value-type="string">
            <text:p text:style-name="P29">Dívida Interna</text:p>
          </table:table-cell>
          <table:table-cell table:style-name="Tabela2.A2" office:value-type="string">
            <text:p text:style-name="P20">TD = IP - IL</text:p>
            <text:p text:style-name="P20">JDI = TD * r</text:p>
            <text:p text:style-name="P20">DIT = TD + TDI</text:p>
            <text:p text:style-name="P20"/>
            <text:p text:style-name="P20">Representam o endividamento interno do governo na venda de títulos. Basicamente, o TD é a diferença entre o investimento potencial e realizado, JDI é os juros proporcionais a taxa quando o título foi comprado e DIT é a soma de ambos.</text:p>
            <text:p text:style-name="P20">A DIT também acumula o seu valor mensalmente até o fim do ano corrente para o pagamento dos juros totais pelos empréstimos. Esse dinheiro arrecadado pode ser utilizado para cobrir algum gasto imediato do governo.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9008">
          <table:table-cell table:style-name="Tabela2.A2" office:value-type="string">
            <text:p text:style-name="P29">Caixa do Governo</text:p>
          </table:table-cell>
          <table:table-cell table:style-name="Tabela2.A2" office:value-type="string">
            <text:p text:style-name="P51">Representa o somatório do BS mensalmente ao longo do período de 1 ano. Ao fim do ano é debitado do CG o valor da arrecadação com títulos total (DIT), bem como os juros acumulados.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599984">
          <table:table-cell table:style-name="Tabela2.A2" office:value-type="string">
            <text:p text:style-name="P29">Gastos Governamentais </text:p>
          </table:table-cell>
          <table:table-cell table:style-name="Tabela2.A2" office:value-type="string">
            <text:p text:style-name="P17">Representa os gastos totais do governo. O usuário do simulador poderá manipular esse valor com suas ações de investimento ou corte de gastos.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600960">
          <table:table-cell table:style-name="Tabela2.A2" office:value-type="string">
            <text:p text:style-name="P29">Transferências</text:p>
          </table:table-cell>
          <table:table-cell table:style-name="Tabela2.A2" office:value-type="string">
            <text:p text:style-name="P18">Representa as transferências pagas pelo governo a população em determinado período. O usuário do simulador pode alterar esse valor e observar os resultados.</text:p>
            <text:p text:style-name="P18">As transferências base (TAB) representam as TA do ano anterior e é utilizado para o cálculo de oferta de moeda em comparação ao ano corrente.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601936">
          <table:table-cell table:style-name="Tabela2.A2" office:value-type="string">
            <text:p text:style-name="P29">Deficit/Superavit </text:p>
          </table:table-cell>
          <table:table-cell table:style-name="Tabela2.A2" office:value-type="string">
            <text:p text:style-name="P18">BS = I - (G + TA)</text:p>
            <text:p text:style-name="P18"/>
            <text:p text:style-name="P18">Representa se o mês (ou ano) da balança entre gastos e receitas do governo está positiva. Pode influenciar as notícias e movimentar o caixa do governo.</text:p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602912">
          <table:table-cell table:style-name="Tabela2.A2" office:value-type="string">
            <text:p text:style-name="P29">Dívida Total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43">Finanças</text:p>
          </table:table-cell>
        </table:table-row>
        <table:table-row table:style-name="TableLine94338166603888"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3"/>
          </table:table-cell>
        </table:table-row>
        <table:table-row table:style-name="TableLine94338166604864"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13"/>
          </table:table-cell>
        </table:table-row>
        <table:table-row table:style-name="TableLine94338166605840"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9"/>
          </table:table-cell>
        </table:table-row>
        <table:table-row table:style-name="TableLine94338166606816"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9"/>
          </table:table-cell>
        </table:table-row>
        <table:table-row table:style-name="TableLine94338166607792"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5"/>
          </table:table-cell>
        </table:table-row>
        <table:table-row table:style-name="TableLine94338166608400"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10"/>
          </table:table-cell>
          <table:table-cell table:style-name="Tabela2.C2" office:value-type="string">
            <text:p text:style-name="P13"/>
          </table:table-cell>
        </table:table-row>
        <table:table-row table:style-name="TableLine94338166609120"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12"/>
          </table:table-cell>
          <table:table-cell table:style-name="Tabela2.C2" office:value-type="string">
            <text:p text:style-name="P1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6T15:34:10.846000000</meta:creation-date>
    <dc:date>2021-06-07T17:12:05.759205277</dc:date>
    <meta:editing-duration>PT5H5M9S</meta:editing-duration>
    <meta:editing-cycles>21</meta:editing-cycles>
    <meta:generator>LibreOffice/7.1.3.2$Linux_X86_64 LibreOffice_project/12a8e3cbd24a3757385a302d290655d4f3c7ebf1</meta:generator>
    <meta:document-statistic meta:table-count="1" meta:image-count="0" meta:object-count="0" meta:page-count="7" meta:paragraph-count="98" meta:word-count="1720" meta:character-count="10297" meta:non-whitespace-character-count="8653"/>
  </office:meta>
</office:document-meta>
</file>